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a3f86" officeooo:paragraph-rsid="001a3f86"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bc011" officeooo:paragraph-rsid="001bc011" style:font-weight-asian="bold" style:font-weight-complex="bold"/>
    </style:style>
    <style:style style:name="P3" style:family="paragraph" style:parent-style-name="Standard">
      <style:text-properties style:text-underline-style="none" fo:font-weight="normal" officeooo:rsid="001a3f86" officeooo:paragraph-rsid="001a3f86"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bc011" officeooo:paragraph-rsid="001bc011" style:font-weight-asian="normal" style:font-weight-complex="normal"/>
    </style:style>
    <style:style style:name="P5" style:family="paragraph" style:parent-style-name="Standard">
      <style:paragraph-properties fo:text-align="end" style:justify-single-word="false"/>
      <style:text-properties style:text-underline-style="none" fo:font-weight="normal" officeooo:rsid="001bc011" officeooo:paragraph-rsid="001bc011" style:font-weight-asian="normal" style:font-weight-complex="normal"/>
    </style:style>
    <style:style style:name="P6" style:family="paragraph" style:parent-style-name="Standard">
      <style:text-properties fo:color="#069a2e" style:font-name="Courier New" fo:font-size="10.5pt" style:text-underline-style="none" fo:font-weight="normal" officeooo:rsid="001a3f86" officeooo:paragraph-rsid="001a3f86" style:font-size-asian="10.5pt" style:font-weight-asian="normal" style:font-size-complex="10.5pt" style:font-weight-complex="normal"/>
    </style:style>
    <style:style style:name="P7" style:family="paragraph" style:parent-style-name="Standard">
      <style:paragraph-properties fo:text-align="start" style:justify-single-word="false"/>
      <style:text-properties fo:color="#069a2e" style:font-name="Courier New" fo:font-size="10.5pt" style:text-underline-style="solid" style:text-underline-width="auto" style:text-underline-color="font-color" fo:font-weight="normal" officeooo:rsid="001bc011" officeooo:paragraph-rsid="001bc011" style:font-size-asian="10.5pt" style:font-weight-asian="normal" style:font-size-complex="10.5pt" style:font-weight-complex="normal"/>
    </style:style>
    <style:style style:name="P8" style:family="paragraph" style:parent-style-name="Standard">
      <style:paragraph-properties fo:text-align="start" style:justify-single-word="false"/>
      <style:text-properties fo:color="#069a2e" style:text-underline-style="solid" style:text-underline-width="auto" style:text-underline-color="font-color" fo:font-weight="normal" officeooo:rsid="001bc011" officeooo:paragraph-rsid="001bc011" style:font-weight-asian="normal" style:font-weight-complex="normal"/>
    </style:style>
    <style:style style:name="P9" style:family="paragraph" style:parent-style-name="Standard">
      <style:text-properties fo:color="#069a2e" style:text-underline-style="solid" style:text-underline-width="auto" style:text-underline-color="font-color" fo:font-weight="bold" officeooo:rsid="001a3f86" officeooo:paragraph-rsid="001a3f86" style:font-weight-asian="bold" style:font-weight-complex="bold"/>
    </style:style>
    <style:style style:name="P10" style:family="paragraph" style:parent-style-name="Standard">
      <style:paragraph-properties fo:text-align="start" style:justify-single-word="false"/>
      <style:text-properties style:use-window-font-color="true" style:text-underline-style="none" fo:font-weight="normal" officeooo:rsid="001bc011" officeooo:paragraph-rsid="001bc011" style:font-weight-asian="normal"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color="#069a2e" style:font-name="Courier New" fo:font-size="10.5pt" style:font-size-asian="10.5pt" style:font-size-complex="10.5pt"/>
    </style:style>
    <style:style style:name="T3" style:family="text">
      <style:text-properties style:text-position="super 58%"/>
    </style:style>
    <style:style style:name="T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ing Work and Errors <text:s/>Met for Future4 Reference</text:p>
      <text:p text:style-name="P5">Thursday 27<text:span text:style-name="T3">th</text:span> February 2025</text:p>
      <text:p text:style-name="P2">Connecting my IntelliJ to my Github Account</text:p>
      <text:p text:style-name="P4">Following the basic steps like creating a new repo and linking to my new account.</text:p>
      <text:p text:style-name="P7">git init<text:line-break/>git add.<text:line-break/>git commit -m "Message"<text:line-break/>git remote add origin https://github.com/yourusername/your-repo-name.git<text:line-break/>git push -u origin master</text:p>
      <text:p text:style-name="P8"/>
      <text:p text:style-name="P10">Until I realized my Github account wasn’t connected but instead it was another Dev’s in the company laptop so I had to resolve that. Ended up with Amakalu as my fellow contributor.</text:p>
      <text:p text:style-name="P9"/>
      <text:p text:style-name="P3">This error occurs because the remote `main` branch has some changes that your local branch doesn’t have. Since no work has been uploaded yet, it could be due to an empty commit on the remote repo or conflicts from different accounts.</text:p>
      <text:p text:style-name="P3"/>
      <text:p text:style-name="P3"><text:s/><text:span text:style-name="T1">Steps to Fix It:</text:span></text:p>
      <text:p text:style-name="P3"/>
      <text:p text:style-name="P3"><text:s/>1. Check Remote Repository</text:p>
      <text:p text:style-name="P3">Before doing anything drastic, run: <text:s/></text:p>
      <text:p text:style-name="P6">```bash</text:p>
      <text:p text:style-name="P6">git fetch origin</text:p>
      <text:p text:style-name="P6">git status</text:p>
      <text:p text:style-name="P3"><text:span text:style-name="T2">``</text:span>`</text:p>
      <text:p text:style-name="P3">This will show if there are any incoming changes.</text:p>
      <text:p text:style-name="P3"/>
      <text:p text:style-name="P3"><text:s/>2. Pull Remote Changes</text:p>
      <text:p text:style-name="P3">Try pulling the remote changes before pushing:</text:p>
      <text:p text:style-name="P6">```bash</text:p>
      <text:p text:style-name="P6">git pull origin main --rebase</text:p>
      <text:p text:style-name="P6">```</text:p>
      <text:p text:style-name="P3">If there were no changes in the remote repository before, you might not need this step.</text:p>
      <text:p text:style-name="P3"/>
      <text:p text:style-name="P3"><text:s/>3. Force Push (if necessary)</text:p>
      <text:p text:style-name="P3">If you're sure you want to overwrite the remote branch, you can force push:</text:p>
      <text:p text:style-name="P6">```bash</text:p>
      <text:p text:style-name="P6">git push -u origin main --force</text:p>
      <text:p text:style-name="P6">```</text:p>
      <text:p text:style-name="P3">⚠ Warning: This will overwrite the remote `main` branch, so only do this if you're sure no other changes exist remotely.</text:p>
      <text:p text:style-name="P3"/>
      <text:p text:style-name="P3"><text:s/>4. Check Git Configuration</text:p>
      <text:p text:style-name="P3">If you suspect a conflict due to multiple GitHub accounts in IntelliJ, verify which account is being <text:span text:style-name="T2">used:</text:span></text:p>
      <text:p text:style-name="P6">```bash</text:p>
      <text:p text:style-name="P6">git config --global user.name</text:p>
      <text:p text:style-name="P6">git config --global user.email</text:p>
      <text:p text:style-name="P6">```</text:p>
      <text:p text:style-name="P3">Ensure the correct credentials are used by running:</text:p>
      <text:p text:style-name="P6">```bash</text:p>
      <text:p text:style-name="P6">git remote -v</text:p>
      <text:p text:style-name="P6">```</text:p>
      <text:p text:style-name="P3">If needed, update authentication using:</text:p>
      <text:p text:style-name="P6">```bash</text:p>
      <text:p text:style-name="P6"><text:soft-page-break/>git remote set-url origin https://&lt;your-correct-username&gt;@github.com/username/RepositoryName.git</text:p>
      <text:p text:style-name="P6">```</text:p>
      <text:p text:style-name="P3"/>
      <text:p text:style-name="P3">If you’re still having issues, let me know what error appears after trying these step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27T11:55:30.803000000</meta:creation-date>
    <dc:date>2025-02-27T12:17:43.744000000</dc:date>
    <meta:editing-duration>PT4M45S</meta:editing-duration>
    <meta:editing-cycles>1</meta:editing-cycles>
    <meta:document-statistic meta:table-count="0" meta:image-count="0" meta:object-count="0" meta:page-count="2" meta:paragraph-count="42" meta:word-count="313" meta:character-count="1894" meta:non-whitespace-character-count="1619"/>
    <meta:generator>Neat_Office/6.2.8.2$Windows_x86 LibreOffice_project/</meta:generator>
  </office:meta>
</office:document-meta>
</file>